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0E644501B750318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3.6cm" draw:z-index="0"><draw:image xlink:href="Pictures/100000000000050000000400E644501B750318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12:17:51.449000000</meta:creation-date>
    <dc:date>2021-01-22T12:18:04.6660000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Windows_X86_64 LibreOffice_project/3d775be2011f3886db32dfd395a6a6d1ca2630ff</meta:generator>
  </office:meta>
</office:document-meta>
</file>